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9ddb" officeooo:paragraph-rsid="00009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io teste pra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5:54:19.196449850</meta:creation-date>
    <dc:date>2020-04-04T15:54:47.916256522</dc:date>
    <meta:editing-duration>PT31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6.0.7.3$Linux_X86_64 LibreOffice_project/00m0$Build-3</meta:generator>
  </office:meta>
</office:document-meta>
</file>